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5fb31" officeooo:paragraph-rsid="0005fb31"/>
    </style:style>
    <style:style style:name="P2" style:family="paragraph" style:parent-style-name="Standard">
      <style:text-properties officeooo:rsid="00074038" officeooo:paragraph-rsid="00074038"/>
    </style:style>
    <style:style style:name="P3" style:family="paragraph" style:parent-style-name="Standard">
      <style:text-properties officeooo:rsid="00074038" officeooo:paragraph-rsid="0012aed6"/>
    </style:style>
    <style:style style:name="P4" style:family="paragraph" style:parent-style-name="Standard">
      <style:text-properties officeooo:rsid="00076f10" officeooo:paragraph-rsid="00076f10"/>
    </style:style>
    <style:style style:name="P5" style:family="paragraph" style:parent-style-name="Standard">
      <style:text-properties officeooo:rsid="000b0997" officeooo:paragraph-rsid="000b0997"/>
    </style:style>
    <style:style style:name="P6" style:family="paragraph" style:parent-style-name="Standard">
      <style:text-properties officeooo:rsid="000b465a" officeooo:paragraph-rsid="000b465a"/>
    </style:style>
    <style:style style:name="P7" style:family="paragraph" style:parent-style-name="Standard">
      <style:text-properties officeooo:rsid="000c6e79" officeooo:paragraph-rsid="000c6e79"/>
    </style:style>
    <style:style style:name="P8" style:family="paragraph" style:parent-style-name="Standard">
      <style:text-properties officeooo:rsid="000d969d" officeooo:paragraph-rsid="000d969d"/>
    </style:style>
    <style:style style:name="P9" style:family="paragraph" style:parent-style-name="Standard">
      <style:text-properties officeooo:rsid="000e7c8e" officeooo:paragraph-rsid="000e7c8e"/>
    </style:style>
    <style:style style:name="P10" style:family="paragraph" style:parent-style-name="Standard">
      <style:text-properties officeooo:rsid="000e7c8e" officeooo:paragraph-rsid="000f139f"/>
    </style:style>
    <style:style style:name="P11" style:family="paragraph" style:parent-style-name="Standard">
      <style:text-properties officeooo:rsid="00076f10" officeooo:paragraph-rsid="00074038"/>
    </style:style>
    <style:style style:name="P12" style:family="paragraph" style:parent-style-name="Standard">
      <style:text-properties officeooo:rsid="00074038" officeooo:paragraph-rsid="00074038"/>
    </style:style>
    <style:style style:name="P13" style:family="paragraph" style:parent-style-name="Standard">
      <style:text-properties officeooo:rsid="0013d8b6" officeooo:paragraph-rsid="0013d8b6"/>
    </style:style>
    <style:style style:name="P14" style:family="paragraph" style:parent-style-name="Standard">
      <style:text-properties officeooo:rsid="0013d8b6" officeooo:paragraph-rsid="00146a60"/>
    </style:style>
    <style:style style:name="P15" style:family="paragraph" style:parent-style-name="Standard">
      <style:text-properties officeooo:rsid="0014f2d3" officeooo:paragraph-rsid="0014f2d3"/>
    </style:style>
    <style:style style:name="T1" style:family="text">
      <style:text-properties officeooo:rsid="00074038"/>
    </style:style>
    <style:style style:name="T2" style:family="text">
      <style:text-properties officeooo:rsid="00102080"/>
    </style:style>
    <style:style style:name="T3" style:family="text">
      <style:text-properties officeooo:rsid="0012aed6"/>
    </style:style>
    <style:style style:name="T4" style:family="text">
      <style:text-properties officeooo:rsid="00146a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IDE: </text:span>Code::blocks</text:p>
      <text:p text:style-name="P6">c++11</text:p>
      <text:p text:style-name="P7">gcc-5.4.0</text:p>
      <text:p text:style-name="P8">kernel:</text:p>
      <text:p text:style-name="P8">4.4.0-53-generic</text:p>
      <text:p text:style-name="P5"/>
      <text:p text:style-name="P5">Использованные библиотеки</text:p>
      <text:p text:style-name="P3"/>
      <text:p text:style-name="P3">boost <text:span text:style-name="T3">1</text:span>.<text:span text:style-name="T3">63.0</text:span></text:p>
      <text:p text:style-name="P2">boost asio</text:p>
      <text:p text:style-name="P11">pthread</text:p>
      <text:p text:style-name="P2">boost_serialization</text:p>
      <text:p text:style-name="P2">boost_thread</text:p>
      <text:p text:style-name="P4">boost regex</text:p>
      <text:p text:style-name="P2">boost_chrono</text:p>
      <text:p text:style-name="P2">boost_system</text:p>
      <text:p text:style-name="P2"/>
      <text:p text:style-name="P14"><text:span text:style-name="T4">П</text:span>омещал boost в </text:p>
      <text:p text:style-name="P14">/usr/share/boost_extr/boost_1_63_0/</text:p>
      <text:p text:style-name="P13">/usr/share/boost_extr/boost_1_63_0/stage/lib</text:p>
      <text:p text:style-name="P13"/>
      <text:p text:style-name="P10">Собирал <text:span text:style-name="T1">boost:</text:span></text:p>
      <text:p text:style-name="P9">./b2 variant=debug debug-symbols=on --with-serialization --with-thread --with-system --with-regex <text:s/>--with-chrono</text:p>
      <text:p text:style-name="P2"/>
      <text:p text:style-name="P15">Возможно, надо было timeout для установления подключения, но не успел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e" fo:country="BY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e" fo:country="BY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15:09:44.470295487</meta:creation-date>
    <dc:date>2017-02-08T17:11:38.805293294</dc:date>
    <meta:editing-duration>PT1H55M21S</meta:editing-duration>
    <meta:editing-cycles>16</meta:editing-cycles>
    <meta:generator>LibreOffice/5.1.4.2$Linux_X86_64 LibreOffice_project/10m0$Build-2</meta:generator>
    <meta:document-statistic meta:table-count="0" meta:image-count="0" meta:object-count="0" meta:page-count="1" meta:paragraph-count="20" meta:word-count="49" meta:character-count="465" meta:non-whitespace-character-count="439"/>
  </office:meta>
</office:document-meta>
</file>